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P1" style:family="paragraph" style:parent-style-name="Standard">
      <style:paragraph-properties fo:line-height="150%"/>
      <style:text-properties style:font-name="Arial" officeooo:rsid="001031b1" officeooo:paragraph-rsid="001031b1"/>
    </style:style>
    <style:style style:name="P2" style:family="paragraph" style:parent-style-name="Standard">
      <style:paragraph-properties fo:line-height="150%"/>
      <style:text-properties style:font-name="Arial" officeooo:rsid="001086af" officeooo:paragraph-rsid="001086af"/>
    </style:style>
    <style:style style:name="P3" style:family="paragraph" style:parent-style-name="Title">
      <style:text-properties officeooo:paragraph-rsid="0004165e"/>
    </style:style>
    <style:style style:name="P4" style:family="paragraph" style:parent-style-name="Standard">
      <style:paragraph-properties fo:line-height="150%"/>
      <style:text-properties style:font-name="Arial" officeooo:rsid="0004165e" officeooo:paragraph-rsid="0004165e"/>
    </style:style>
    <style:style style:name="P5" style:family="paragraph" style:parent-style-name="Standard">
      <style:paragraph-properties fo:line-height="150%"/>
      <style:text-properties style:font-name="Arial" officeooo:rsid="00043507" officeooo:paragraph-rsid="00043507"/>
    </style:style>
    <style:style style:name="P6" style:family="paragraph" style:parent-style-name="Standard">
      <style:paragraph-properties fo:line-height="150%"/>
      <style:text-properties style:font-name="Arial" officeooo:rsid="00049af1" officeooo:paragraph-rsid="00049af1"/>
    </style:style>
    <style:style style:name="P7" style:family="paragraph" style:parent-style-name="Standard">
      <style:paragraph-properties fo:line-height="150%"/>
      <style:text-properties style:font-name="Arial" officeooo:rsid="00057608" officeooo:paragraph-rsid="00057608"/>
    </style:style>
    <style:style style:name="P8" style:family="paragraph" style:parent-style-name="Standard">
      <style:text-properties style:font-name="Arial" officeooo:paragraph-rsid="00057608"/>
    </style:style>
    <style:style style:name="P9" style:family="paragraph" style:parent-style-name="Standard">
      <style:text-properties officeooo:paragraph-rsid="00057608"/>
    </style:style>
    <style:style style:name="P10" style:family="paragraph" style:parent-style-name="Standard">
      <style:paragraph-properties fo:line-height="150%"/>
      <style:text-properties style:font-name="Arial" officeooo:rsid="00043507" officeooo:paragraph-rsid="00057608"/>
    </style:style>
    <style:style style:name="P11" style:family="paragraph" style:parent-style-name="Heading_20_4">
      <style:paragraph-properties fo:line-height="150%"/>
      <style:text-properties style:font-name="Arial" fo:font-size="12pt" officeooo:rsid="00057608" officeooo:paragraph-rsid="00057608" style:font-size-asian="12pt" style:font-size-complex="12pt"/>
    </style:style>
    <style:style style:name="P12" style:family="paragraph" style:parent-style-name="Preformatted_20_Text">
      <style:paragraph-properties fo:margin-left="0cm" fo:margin-right="0cm" fo:line-height="150%" fo:text-indent="0cm" style:auto-text-indent="false"/>
      <style:text-properties style:font-name="Arial" fo:font-size="12pt" officeooo:rsid="00057608" style:font-size-asian="12pt" style:font-size-complex="12pt"/>
    </style:style>
    <style:style style:name="P13" style:family="paragraph" style:parent-style-name="Preformatted_20_Text">
      <style:paragraph-properties fo:line-height="150%"/>
      <style:text-properties style:font-name="Arial" fo:font-size="12pt" officeooo:rsid="00057608" style:font-size-asian="12pt" style:font-size-complex="12pt"/>
    </style:style>
    <style:style style:name="P14" style:family="paragraph" style:parent-style-name="Heading_20_4">
      <style:paragraph-properties fo:line-height="150%"/>
      <style:text-properties style:font-name="Arial" fo:font-size="12pt" officeooo:rsid="00057608" style:font-size-asian="12pt" style:font-size-complex="12pt"/>
    </style:style>
    <style:style style:name="P15" style:family="paragraph" style:parent-style-name="Standard">
      <style:paragraph-properties fo:line-height="150%"/>
      <style:text-properties style:font-name="Arial" fo:font-size="12pt" officeooo:rsid="00057608" officeooo:paragraph-rsid="00057608" style:font-size-asian="12pt" style:font-size-complex="12pt"/>
    </style:style>
    <style:style style:name="P16" style:family="paragraph" style:parent-style-name="Standard">
      <style:paragraph-properties fo:line-height="150%"/>
      <style:text-properties style:font-name="Arial" officeooo:rsid="000756b8" officeooo:paragraph-rsid="000756b8"/>
    </style:style>
    <style:style style:name="P17" style:family="paragraph" style:parent-style-name="Standard">
      <style:paragraph-properties fo:line-height="150%"/>
      <style:text-properties style:font-name="Arial" officeooo:rsid="0011d235" officeooo:paragraph-rsid="0011d235"/>
    </style:style>
    <style:style style:name="P18" style:family="paragraph" style:parent-style-name="Standard">
      <style:paragraph-properties fo:line-height="150%"/>
      <style:text-properties style:font-name="Arial" fo:font-weight="bold" officeooo:rsid="0011d235" officeooo:paragraph-rsid="0011d235" style:font-weight-asian="bold" style:font-weight-complex="bold"/>
    </style:style>
    <style:style style:name="P19" style:family="paragraph" style:parent-style-name="Standard">
      <style:paragraph-properties fo:line-height="150%"/>
      <style:text-properties style:font-name="Arial" fo:font-weight="normal" officeooo:rsid="0011d235" officeooo:paragraph-rsid="0011d235" style:font-weight-asian="normal" style:font-weight-complex="normal"/>
    </style:style>
    <style:style style:name="P20" style:family="paragraph" style:parent-style-name="Standard">
      <style:paragraph-properties fo:line-height="150%"/>
      <style:text-properties style:font-name="Arial" fo:font-weight="normal" officeooo:rsid="00130366" officeooo:paragraph-rsid="00130366" style:font-weight-asian="normal" style:font-weight-complex="normal"/>
    </style:style>
    <style:style style:name="P21" style:family="paragraph" style:parent-style-name="Standard">
      <style:paragraph-properties fo:line-height="150%"/>
      <style:text-properties style:font-name="Arial" fo:font-weight="normal" officeooo:rsid="00145503" officeooo:paragraph-rsid="00145503" style:font-weight-asian="normal" style:font-weight-complex="normal"/>
    </style:style>
    <style:style style:name="T1" style:family="text">
      <style:text-properties officeooo:rsid="001086af"/>
    </style:style>
    <style:style style:name="T2" style:family="text">
      <style:text-properties officeooo:rsid="00043507"/>
    </style:style>
    <style:style style:name="T3" style:family="text">
      <style:text-properties officeooo:rsid="00057608"/>
    </style:style>
    <style:style style:name="T4" style:family="text">
      <style:text-properties style:font-name="Arial"/>
    </style:style>
    <style:style style:name="T5" style:family="text">
      <style:text-properties officeooo:rsid="0011d235"/>
    </style:style>
    <style:style style:name="T6" style:family="text">
      <style:text-properties officeooo:rsid="00130366"/>
    </style:style>
    <style:style style:name="T7" style:family="text">
      <style:text-properties officeooo:rsid="00145503"/>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ía día 1: anteproyecto e ideas: Marzo</text:p>
      <text:p text:style-name="P1"/>
      <text:p text:style-name="P1">Ideas y conceptos generales antes de seleccionar el proyecto</text:p>
      <text:p text:style-name="P1">nosotros barajamos la posibilidad de varias ideas que mencionaré a continuación, durante ese tiempo hasta la primera entrega de los seguimientos<text:line-break/><text:line-break/>Dia 1<text:line-break/><text:line-break/>debate sobre selección de ideas de los cuales teníamos 3, un proyecto html de un supermercado, un juego hecho en python concretamente el juego de la serpiente o snake y por último un proyecto de redes, concretamente un proyecto de instalación de redes en varios edificios grandes y comunicarlos entre sí<text:line-break/><text:line-break/>Día 2</text:p>
      <text:p text:style-name="P1"/>
      <text:p text:style-name="P1">Elección de idea, finalmente nos quedamos con la idea del supermercado pero decdímos darle otro toque, en vez de ser un supermercado en html o en pagina web, ibamos a desarrollar un código en python básico con lo que vimos en las clases <text:s/>para ejecutar un supermercado básico</text:p>
      <text:p text:style-name="P1"/>
      <text:p text:style-name="P1">Día 3</text:p>
      <text:p text:style-name="P1"/>
      <text:p text:style-name="P1">el primer jueves antes de la entrega, acudimos a clase para una reunión con nuestro tutor de prácticas al cuál le expusimos la idea y le pareció bien, pero nos matizó en varios puntos <text:span text:style-name="T1">cómo la extensión del código y la puesta a prueba del proyecto ampliando el trabajo con otras técnicas las cuales se mencionan abajo</text:span></text:p>
      <text:p text:style-name="P1"/>
      <text:p text:style-name="P2">Día 4</text:p>
      <text:p text:style-name="P2"/>
      <text:p text:style-name="P2">realización del anteproyecto con los puntos a seguir, mientras debatiamos cómo hacerlo hacer el código aplicando aquello que hemos realizado</text:p>
      <text:p text:style-name="P2"/>
      <text:p text:style-name="P2"/>
      <text:p text:style-name="P2"/>
      <text:p text:style-name="P2"/>
      <text:p text:style-name="P2"><text:soft-page-break/>Día 5</text:p>
      <text:p text:style-name="P2"/>
      <text:p text:style-name="P2">finalización de la entrega del anteproyecto con los pasos requeridos y comienzo de realización de las memorias preliminares</text:p>
      <text:p text:style-name="P2"/>
      <text:p text:style-name="P2">Dias 6 7 8 y 9</text:p>
      <text:p text:style-name="P2"/>
      <text:p text:style-name="P2">debido a las prácticas y a las ideas claras esos días nos dédicamos a pensar sobre cómo ejecutar los pasos de la primera entrega del proyectos</text:p>
      <text:p text:style-name="P2"/>
      <text:p text:style-name="P2">A continuación comienza la primera memoria </text:p>
      <text:p text:style-name="P3"/>
      <text:p text:style-name="P3">MEMORIA DEL PROYECTO<text:line-break/>Union-Shop</text:p>
      <text:p text:style-name="P4">Indice</text:p>
      <text:p text:style-name="P4">1.Introducción</text:p>
      <text:p text:style-name="P4">2.Gestión del proyecto</text:p>
      <text:p text:style-name="P4">3.Objetivos</text:p>
      <text:p text:style-name="P4">4.Desarrollo</text:p>
      <text:p text:style-name="P4">5.Tecnologías</text:p>
      <text:p text:style-name="P4">6.Diagramas</text:p>
      <text:p text:style-name="P4">7.Conclusión</text:p>
      <text:p text:style-name="P4"/>
      <text:p text:style-name="P4">1. Introducción</text:p>
      <text:p text:style-name="P4"/>
      <text:p text:style-name="P4">1.1 DESCRIPCIÓN DEL PROYECTO</text:p>
      <text:p text:style-name="P4">union-shop es una aplicación desarrollada en Python que simula el funcionamiento de un centro comercial virtual.Permite navegar por tiendas gestionar un carrito y realizar pedidos con entrega a domicilio. Incluye un modo administrador para la gestión del sistema (recordatorio, esta memoria se irá ampliando mediante avance el proyecto)</text:p>
      <text:p text:style-name="P4"/>
      <text:p text:style-name="P4">1,2 MOTIVACIÓN</text:p>
      <text:p text:style-name="P4"><text:soft-page-break/>este proyecto permite aplicar <text:span text:style-name="T2">conocimientos de programación gestión de datos y control de acceso en un entorno realista y demostrable, además de poder mejorar el lenguaje de programación python con el fin de implementarlo a nuestra vida laboral o simplemente desarrollar otros proyectos</text:span></text:p>
      <text:p text:style-name="P4"/>
      <text:p text:style-name="P5">2.GESTIÓN Y ORGANIZACIÓN DEL PROYECTO<text:line-break/>las primeras partes del proyecto se desarrollaron a la par en tres semanas</text:p>
      <text:p text:style-name="P5">Anteproyecto: Inicio 02/03/2025 Entrega 08/03/2025</text:p>
      <text:p text:style-name="P5">1era entrega: Inicio 09/03/25 Entrega 22/03/2025</text:p>
      <text:p text:style-name="P5">2 Entrega: en realización</text:p>
      <text:p text:style-name="P5">3era Entrega: en realización</text:p>
      <text:p text:style-name="P5"/>
      <text:p text:style-name="P5"/>
      <text:p text:style-name="P6">3.OBJETIVOS</text:p>
      <text:p text:style-name="P6">Objetivo general: desarrollar un centro comercial virtual en python</text:p>
      <text:p text:style-name="P6"/>
      <text:p text:style-name="P6">objetivos específicos:</text:p>
      <text:p text:style-name="P6">-navegación por tiendas</text:p>
      <text:p text:style-name="P6">-carrito de la compra funcional</text:p>
      <text:p text:style-name="P6">-gestión de pedidos</text:p>
      <text:p text:style-name="P6">-historial de compras</text:p>
      <text:p text:style-name="P6">-modo administrador</text:p>
      <text:p text:style-name="P6">-persistencia <text:s/>en json</text:p>
      <text:p text:style-name="P6"/>
      <text:p text:style-name="P6">4. DESARROLLO DE LA APLICACIÓN</text:p>
      <text:p text:style-name="P6">requisitos funcionales:</text:p>
      <text:p text:style-name="P6">-Navegación por tiendas</text:p>
      <text:p text:style-name="P6">-Ver productos</text:p>
      <text:p text:style-name="P6">-Gestionar carrito</text:p>
      <text:p text:style-name="P6">-Realizar pedidos</text:p>
      <text:p text:style-name="P6">-Login administrador</text:p>
      <text:p text:style-name="P6"/>
      <text:p text:style-name="P6">Requisitos no funcionales:<text:line-break/>-Python 3</text:p>
      <text:p text:style-name="P6">-JSON</text:p>
      <text:p text:style-name="P6"><text:soft-page-break/>-Consola sencilla</text:p>
      <text:p text:style-name="P6"/>
      <text:p text:style-name="P6">Arquitectura</text:p>
      <text:p text:style-name="P6">-Interfaz gráfica <text:span text:style-name="T1">(solo con fast api en navegador</text:span></text:p>
      <text:p text:style-name="P6">-lógica</text:p>
      <text:p text:style-name="P6">-datos (json) (mongodb<text:span text:style-name="T1">)</text:span></text:p>
      <text:p text:style-name="P6"/>
      <text:p text:style-name="P6">Archivos</text:p>
      <text:p text:style-name="P6">-productos.json</text:p>
      <text:p text:style-name="P6">-pedidos.json</text:p>
      <text:p text:style-name="P6">-admin.json</text:p>
      <text:p text:style-name="P6"/>
      <text:p text:style-name="P6"/>
      <text:p text:style-name="P6">5.TECNOLOGIAS USADAS</text:p>
      <text:p text:style-name="P6">-python 3</text:p>
      <text:p text:style-name="P6">-JSON</text:p>
      <text:p text:style-name="P6">-Visual studio code</text:p>
      <text:p text:style-name="P6">-Github </text:p>
      <text:p text:style-name="P6">-Mongodb </text:p>
      <text:p text:style-name="P6"/>
      <text:p text:style-name="P6"/>
      <text:p text:style-name="P6">6 CONCLUSIÓN</text:p>
      <text:p text:style-name="P6">el proyecto deberá cumplir con los objetivos <text:span text:style-name="T3">propuestos y demostrar conocimientos adquiridos, con implementaciones de interfaz gráfica o bases de datos reales</text:span></text:p>
      <text:p text:style-name="P6"/>
      <text:p text:style-name="P7">7 DIAGRAMAS</text:p>
      <text:p text:style-name="P7"/>
      <text:p text:style-name="P8">Diagrama de flujo del sistema:</text:p>
      <text:p text:style-name="P9"><text:line-break/><text:span text:style-name="T4">Inicio -&gt; Menú principal -&gt; Selección de modo<text:line-break/>Modo cliente -&gt; Tiendas -&gt; Carrito -&gt; Pedido -&gt; Confirmación<text:line-break/>Modo admin -&gt; Login -&gt; Gestión productos -&gt; Ver pedidos<text:line-break/></text:span></text:p>
      <text:p text:style-name="P8">Diagrama de arquitectura:</text:p>
      <text:p text:style-name="P10">Usuario -&gt; Interfaz (Consola) -&gt; Lógica -&gt; Archivos JSON</text:p>
      <text:p text:style-name="P4"/>
      <text:p text:style-name="P4"/>
      <text:p text:style-name="P7"><text:soft-page-break/>OTROS DIAGRAMAS</text:p>
      <text:p text:style-name="P7"/>
      <text:h text:style-name="P11" text:outline-level="4">1. Diagrama de flujo (pon esto en Word con formas)</text:h>
      <text:section text:style-name="Sect1" text:name="code-block-viewer">
        <text:p text:style-name="P12">Inicio → Menú principal → Elegir modo <text:s/></text:p>
        <text:p text:style-name="P13">→ Cliente → Tiendas → Carrito → Pedido → Fin <text:s/></text:p>
        <text:p text:style-name="P13">→ Admin → Login → Gestión → Fin <text:s/></text:p>
      </text:section>
      <text:h text:style-name="P14" text:outline-level="4">2. Diagrama de casos de uso</text:h>
      <text:section text:style-name="Sect1" text:name="Sección1">
        <text:p text:style-name="P12"><text:bookmark text:name="code-block-viewer"/>[Usuario]</text:p>
        <text:p text:style-name="P13"><text:s/>├── Navegar tiendas</text:p>
        <text:p text:style-name="P13"><text:s/>├── Añadir productos</text:p>
        <text:p text:style-name="P13"><text:s/>└── Realizar pedido</text:p>
        <text:p text:style-name="P13">[Administrador]</text:p>
        <text:p text:style-name="P13"><text:s/>├── Gestionar productos</text:p>
        <text:p text:style-name="P13"><text:s/>└── Ver pedidos</text:p>
      </text:section>
      <text:h text:style-name="P14" text:outline-level="4">3. Diagrama de clases</text:h>
      <text:section text:style-name="Sect1" text:name="Sección2">
        <text:p text:style-name="P12"><text:bookmark text:name="code-block-viewer Copia 1"/>Producto (id, nombre, precio, stock)</text:p>
        <text:p text:style-name="P13">Carrito (lista productos)</text:p>
        <text:p text:style-name="P13">Pedido (cliente, total)</text:p>
        <text:p text:style-name="P13">Admin (usuario, contraseña)</text:p>
      </text:section>
      <text:p text:style-name="P15"/>
      <text:p text:style-name="P16">Herramientas útilizadas<text:line-break/>fast api<text:line-break/>github<text:line-break/>mongodb</text:p>
      <text:p text:style-name="P16"/>
      <text:p text:style-name="P16"/>
      <text:p text:style-name="P2">Memoria 2 (días 9 al 23)<text:line-break/><text:line-break/><text:span text:style-name="T5">1 Introducción del proyecto (día 10) </text:span></text:p>
      <text:p text:style-name="P2"/>
      <text:p text:style-name="P17">cómo ya hemos mencionado arriba nuestro proyecto consistirá en la realización de un supermercado online hecho con lenguaje python, acompañado de otros complementos cómo json mongodb y github entre otros</text:p>
      <text:p text:style-name="P18"><text:soft-page-break/>Qué se quiere hacer</text:p>
      <text:p text:style-name="P18"/>
      <text:p text:style-name="P17">nuestra idea principal era desarrollar este supermercado de manera simple para intentar demostrar los conocimientos que sabemos de python, y plasmarlos en una presentación o en un trabajo</text:p>
      <text:p text:style-name="P17"/>
      <text:p text:style-name="P18">Por que se quiere hacer</text:p>
      <text:p text:style-name="P18"/>
      <text:p text:style-name="P19">Este trabajo lo queremos hacer para aprender a programar, al menos de manera básica para que en un futuro podamos entender que significa cada código, además de eso también nos supone un reto personal pues nunca antes habíamos hecho algo así y podemos ponernos a prueba</text:p>
      <text:p text:style-name="P19"/>
      <text:p text:style-name="P18">Para quien va dirigido</text:p>
      <text:p text:style-name="P19"/>
      <text:p text:style-name="P19">pese a que es un proyecto de un supermercado online, va dirigido más a los estudiantes que a personas que necesiten sufragar sus necesidades, ya que al ser un proyecto escolar muchos alumnos podrán usarlo de guía para otros futuros trabajos. ¿Podría ir dírigido también al mercado? Sí, pero en comparación con otras tiendas el nuestro no es tán profesional al ser un trabajo escolar, podría cumplir los objetivos propuestos pero sería una limitación técnica a la hora de usarlo de manera comercial. <text:span text:style-name="T6">Los objetivos que hemos puestos son, por ejemplo que el código realice la función que nosotros le pidamos además de muchas otras que se irán implementando con el tiempo</text:span></text:p>
      <text:p text:style-name="P19"/>
      <text:p text:style-name="P20">Día 11</text:p>
      <text:p text:style-name="P20"/>
      <text:p text:style-name="P20">Metodologías y planificaciones</text:p>
      <text:p text:style-name="P20">El trabajo se realizará mediante divisiones aunque todos hayamos hecho una parte:<text:line-break/><text:line-break/>ismael: se encargará de desarrollar el código base en el sobre el cuál nosotros trabajaremos, con y sin cambios en el mismo<text:line-break/><text:line-break/>Hector: se encargará de ampliar y mejorar el código <text:line-break/><text:line-break/><text:soft-page-break/>Jesús: se encargará de la documetanción y del primer desarrollo del json para implementarlo al código</text:p>
      <text:p text:style-name="P20"/>
      <text:p text:style-name="P20">Día 12 (otro jueves de reunión con el tutor)<text:line-break/><text:line-break/>después de varios problemas que tuvimos a la hora de la implementación del primer código nos vimos obligados a deshechar parte de las ideas que tuvimos al respecto con el proyecto, lo que nos dejó una incertumbre acerca de cómo continuar, es por eso que el jueves <text:span text:style-name="T7">9 de abril decídimos expresar nuestras inquietudes acerca del proyecto y nuestro estancamiento, pués la siguiente entrega sería la del día 15</text:span></text:p>
      <text:p text:style-name="P20"/>
      <text:p text:style-name="P21">Esta reunión supuso un cambio rádical de la idea base que tuvimos y comenzamos a trabajar de nuevo en un código completamente nuevo que más adelante pondremos por aquí</text:p>
      <text:p text:style-name="P21"/>
      <text:p text:style-name="P21">Todas las ideas que anteriormente habíamos hablado se disiparon y comenzaron nuevas ideas</text:p>
      <text:p text:style-name="P21"/>
      <text:p text:style-name="P21">Día 13</text:p>
      <text:p text:style-name="P21"/>
      <text:p text:style-name="P21">el día siguiente a la reunión quedamos los 3 integrantes del grupo para realizar las ideas que el profesor nos dió, deshechamos el código base y comenzamos a realizar el proyecto con las nuevas ideas que el tutor nos dió y comenzamos a volvernos a dividir el trabajo</text:p>
      <text:p text:style-name="P21"/>
      <text:p text:style-name="P21">tras la realización del nuevo código comenzamos a implementar las nuevas ideas base</text:p>
      <text:p text:style-name="P21"/>
      <text:p text:style-name="P21">Día 14 (realización del nuevo código desde el día 9 hasta el día 15 que es la próxima entrega)</text:p>
      <text:p text:style-name="P21"/>
      <text:p text:style-name="P21">el código realizado es completamente distinto al anterior y mucho más complejo y largo, sobre ese código implementamos las herramientas que el profesor nos dió las cuales ahora voy a detallar más seguidamente después de la implementación del nuevo código</text:p>
      <text:p text:style-name="P21"/>
      <text:p text:style-name="P21"/>
      <text:p text:style-name="P21"><text:soft-page-break/>Código antiguo (aún sin implementaciones de las herramientas)</text:p>
      <text:p text:style-name="P21"/>
      <text:p text:style-name="P21"><text:line-break/><text:line-break/></text:p>
      <text:p text:style-name="P21"/>
      <text:p text:style-name="P19"/>
      <text:p text:style-name="P19"/>
      <text:p text:style-name="P18"/>
      <text:p text:style-name="P19"/>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next-style-name="Standard"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Devanagari1" style:font-family-complex="'Noto Sans Devanagari'" style:font-family-generic-complex="system" style:font-pitch-complex="variable" style:font-size-complex="26pt">
        <loext:char-complex-color loext:theme-type="dark2" loext:color-type="theme">
          <loext:transformation loext:type="shade" loext:value="2509"/>
        </loext:char-complex-color>
      </style:text-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default-outline-level="1" style:list-style-name="" style:class="chapter">
      <style:paragraph-properties fo:margin-top="0.564cm" fo:margin-bottom="0.353cm" style:contextual-spacing="false"/>
      <style:text-properties fo:color="#1f3864"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423cm" fo:margin-bottom="0.282cm" style:contextual-spacing="false"/>
      <style:text-properties fo:color="#2e75b6"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List_20_Paragraph" style:display-name="List Paragraph" style:family="paragraph"/>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Label_20_10" style:display-name="ListLabel 10" style:family="text"/>
    <style:style style:name="ListLabel_20_11" style:display-name="ListLabel 11" style:family="text">
      <style:text-properties fo:color="#000000" loext:opacity="10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1T09:12:01.519440732</meta:creation-date>
    <dc:date>2026-04-13T18:08:17.741474154</dc:date>
    <meta:editing-duration>PT39M12S</meta:editing-duration>
    <meta:editing-cycles>7</meta:editing-cycles>
    <meta:generator>LibreOffice/26.2.2.2$Linux_X86_64 LibreOffice_project/620$Build-2</meta:generator>
    <meta:print-date>2026-04-12T17:35:21.201124087</meta:print-date>
    <meta:printed-by>Archivos PDF</meta:printed-by>
    <meta:document-statistic meta:table-count="0" meta:image-count="0" meta:object-count="0" meta:page-count="8" meta:paragraph-count="112" meta:word-count="1223" meta:character-count="7645" meta:non-whitespace-character-count="6503"/>
  </office:meta>
</office:document-meta>
</file>